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C2E00002563B852933A.svm"/>
  <manifest:file-entry manifest:media-type="" manifest:full-path="Pictures/2000000700002C0100002683750C3AF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graphics2" text:anchor-type="paragraph" svg:x="1.439cm" svg:y="11.271cm" svg:width="11.31cm" svg:height="9.571cm" draw:z-index="0"><draw:image xlink:href="Pictures/2000000700002C2E00002563B852933A.svm" xlink:type="simple" xlink:show="embed" xlink:actuate="onLoad"/></draw:frame><draw:frame draw:style-name="fr1" draw:name="graphics1" text:anchor-type="paragraph" svg:x="1.466cm" svg:y="0.556cm" svg:width="11.264cm" svg:height="9.858cm" draw:z-index="1"><draw:image xlink:href="Pictures/2000000700002C0100002683750C3AF2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Westwood</meta:initial-creator>
    <meta:creation-date>2024-11-25T15:57:16.61</meta:creation-date>
    <meta:document-statistic meta:table-count="0" meta:image-count="2" meta:object-count="0" meta:page-count="1" meta:paragraph-count="0" meta:word-count="0" meta:character-count="0"/>
    <dc:date>2024-11-25T16:24:41.15</dc:date>
    <dc:creator>Mike Westwood</dc:creator>
    <meta:editing-duration>PT14M56S</meta:editing-duration>
    <meta:editing-cycles>1</meta:editing-cycles>
    <meta:generator>OpenOffice/4.1.14$Win32 OpenOffice.org_project/4114m1$Build-9811</meta:generator>
  </office:meta>
</office:document-meta>
</file>